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a17" officeooo:paragraph-rsid="001a7589"/>
    </style:style>
    <style:style style:name="P2" style:family="paragraph" style:parent-style-name="Standard">
      <style:text-properties officeooo:rsid="00185a17" officeooo:paragraph-rsid="00185a17"/>
    </style:style>
    <style:style style:name="P3" style:family="paragraph" style:parent-style-name="Standard">
      <style:text-properties officeooo:paragraph-rsid="00185a17"/>
    </style:style>
    <style:style style:name="P4" style:family="paragraph" style:parent-style-name="Standard">
      <style:paragraph-properties fo:break-before="page"/>
      <style:text-properties officeooo:rsid="00185a17" officeooo:paragraph-rsid="00185a17"/>
    </style:style>
    <style:style style:name="P5" style:family="paragraph" style:parent-style-name="Standard">
      <style:paragraph-properties fo:break-before="page"/>
      <style:text-properties officeooo:rsid="00185a17" officeooo:paragraph-rsid="001a7589"/>
    </style:style>
    <style:style style:name="P6" style:family="paragraph" style:parent-style-name="Standard">
      <style:text-properties officeooo:paragraph-rsid="001bbe67"/>
    </style:style>
    <style:style style:name="T1" style:family="text">
      <style:text-properties officeooo:rsid="001a7589"/>
    </style:style>
    <style:style style:name="T2" style:family="text">
      <style:text-properties officeooo:rsid="00185a17"/>
    </style:style>
    <style:style style:name="T3" style:family="text">
      <style:text-properties officeooo:rsid="001bbe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 Descrição Geral<text:line-break/>Em meio a brumas tidas como intransponíveis repousa a lendária Eldorado, a Cidade de Ouro. Construída por povos antigos que um dia habitaram o continente, Eldorado era uma cidade-monumento, um presente para os seus deuses. Quando estavam para ser extintos, estes povos se abrigaram na ilha para viver com suas divindades e por séculos puderam desfrutar de sua companhia em uma cidade dourada, ora competindo entre si na Arena Mítica, ora aproveitando os prazeres que a cidade oferecia, ora levando sua vida neste ambiente cheio de magia e segurança. </text:p>
      <text:p text:style-name="P6">Estes tempos, porém, se findaram. A tristeza destes Deuses Esquecidos retorceu sua obra e, de paraíso, fez-se um inferno agônico, um ciclo sem fim de dor, fúria e sofrimento. Os heróis decaídos agora lutam entre si, deformados e degenerados, liderando exércitos de Ancestrais em uma guerra sem fim. Afinal, não importa quanto matem, quantos morram: na Cidade de Ouro, a cada ciclo lunar, tudo, exceto visitantes, volta a ser como no ponto inicial desta guerra maldita.</text:p>
      <text:p text:style-name="P6"><text:line-break/># Tesouros e lares<text:line-break/>A Ilha é formada por uma imensa cidade dourada, com enormes torres, pontes e escadarias. A cidade possui cinco Templos Absolutos, cada um dedicado a um dos Nove Deuses. Em cada um destes templos há um Campeão Supremo, um herói ou heroína que foi escolhido por um dos deuses por sua devoção e conexão para liderar os seus adoradores mais valorosos.</text:p>
      <text:p text:style-name="P6">Cada templo conta com 6d6 x 10 zumbis, 3d6 x 10 soldados, 2d6 x 5 veteranos defendendo-os, e 2d6 x 2 Carniçais, bem como 2d6 armadilhas e 1d6 perigos <text:soft-page-break/>ambientais devido ao mal estado das construções. Os Campeões Supremos são o equivalente a guerreiros ou clérigos de 15º Nível. </text:p>
      <text:p text:style-name="P6">Para piorar, a Tristeza dos Deuses, como é chamada a chuva de lágrimas salgadas que constantemente cai dos céus, tende a estragar metais e armaduras não-mágicos – exceto aqueles de ouro, como os que recobrem a cidade.</text:p>
      <text:p text:style-name="P6"/>
      <text:p text:style-name="P6">A Ilha é formada por uma imensa cidade dourada, com enormes torres, pontes e escadarias. A cidade possui cinco Templos Absolutos, cada um dedicado a um dos Nove Deuses. Em cada um destes templos há um Campeão Supremo, um herói ou heroína que foi escolhido por um dos deuses por sua devoção e conexão para liderar os seus adoradores mais valorosos.</text:p>
      <text:p text:style-name="P6">Cada templo conta com 6d6 x 10 zumbis, 3d6 x 10 soldados, 2d6 x 5 veteranos defendendo-os, e 2d6 x 2 Carniçais, bem como 2d6 armadilhas e 1d6 perigos ambientais devido ao mal estado das construções. Os Campeões Supremos são o equivalente a guerreiros ou clérigos de 15º Nível. </text:p>
      <text:p text:style-name="P6">Para piorar, a Tristeza dos Deuses, como é chamada a chuva de lágrimas salgadas que constantemente cai dos céus, tende a estragar metais e armaduras não-mágicos – exceto aqueles de ouro, como os que recobrem a cidade.centro da câmara são ilusões. O centro cobre um buraco com estacas (1d8 de dano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85a17" officeooo:paragraph-rsid="001a7589"/>
    </style:style>
    <style:style style:name="MT1" style:family="text">
      <style:text-properties officeooo:rsid="001bbe67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X 0<text:span text:style-name="MT1">212</text:span> – <text:span text:style-name="MT1">ELDORADO, A CIDADE DE OURO</text:span> – <text:span text:style-name="MT1">Daniel da Ros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6T15:50:19.895000000</meta:creation-date>
    <dc:date>2024-10-20T13:49:19.671000000</dc:date>
    <meta:editing-duration>PT16M48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9" meta:word-count="488" meta:character-count="2873" meta:non-whitespace-character-count="2386"/>
  </office:meta>
</office:document-meta>
</file>